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0.447cm" fo:min-width="2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5.032cm" fo:min-width="2.472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2.274cm" fo:min-width="2.47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3.674cm" fo:min-width="2.472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1.222cm" fo:min-width="2.472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svg:stroke-color="#000000" draw:fill="none" draw:opacity="0%" draw:textarea-horizontal-align="justify" draw:textarea-vertical-align="middle" draw:auto-grow-height="false" fo:min-height="0.812cm" fo:min-width="1.976cm"/>
    </style:style>
    <style:style style:name="gr13" style:family="graphic" style:parent-style-name="standard">
      <style:graphic-properties svg:stroke-color="#000000" draw:fill="none" draw:opacity="0%" draw:textarea-horizontal-align="justify" draw:textarea-vertical-align="middle" draw:auto-grow-height="false" fo:min-height="0.509cm" fo:min-width="1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3cm" svg:height="0.725cm" svg:x="0.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5.31cm" svg:x="0.7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725cm" svg:x="0.7cm" svg:y="2.1cm">
          <draw:text-box>
            <text:p><text:span text:style-name="T1">User</text:span></text:p>
          </draw:text-box>
        </draw:frame>
        <draw:frame draw:style-name="gr4" draw:text-style-name="P3" draw:layer="layout" svg:width="3cm" svg:height="4.585cm" svg:x="0.7cm" svg:y="2.825cm">
          <draw:text-box>
            <text:p><text:span text:style-name="T2">Id</text:span></text:p>
            <text:p><text:span text:style-name="T2">Nom</text:span></text:p>
            <text:p><text:span text:style-name="T2">Prénom</text:span></text:p>
            <text:p><text:span text:style-name="T2">Pseudo</text:span></text:p>
            <text:p><text:span text:style-name="T2">img_profil</text:span></text:p>
            <text:p><text:span text:style-name="T2">Mail</text:span></text:p>
            <text:p><text:span text:style-name="T2">Mdp</text:span></text:p>
            <text:p><text:span text:style-name="T2">Grade</text:span></text:p>
            <text:p><text:span text:style-name="T2">SIRET</text:span></text:p>
            <text:p><text:span text:style-name="T2">Crédits</text:span></text:p>
            <text:p><text:span text:style-name="T2">état</text:span></text:p>
          </draw:text-box>
        </draw:frame>
        <draw:custom-shape draw:style-name="gr1" draw:text-style-name="P1" draw:layer="layout" svg:width="3cm" svg:height="0.725cm" svg:x="10.2cm" svg:y="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2.552cm" svg:x="10.2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725cm" svg:x="10.2cm" svg:y="2.1cm">
          <draw:text-box>
            <text:p><text:span text:style-name="T1">Navbar</text:span></text:p>
          </draw:text-box>
        </draw:frame>
        <draw:frame draw:style-name="gr6" draw:text-style-name="P3" draw:layer="layout" svg:width="3cm" svg:height="1.827cm" svg:x="10.2cm" svg:y="2.825cm">
          <draw:text-box>
            <text:p><text:span text:style-name="T2">Id</text:span></text:p>
            <text:p><text:span text:style-name="T2">Acte</text:span></text:p>
            <text:p><text:span text:style-name="T2">Lien</text:span></text:p>
            <text:p><text:span text:style-name="T2">Droit</text:span></text:p>
          </draw:text-box>
        </draw:frame>
        <draw:custom-shape draw:style-name="gr1" draw:text-style-name="P1" draw:layer="layout" svg:width="3cm" svg:height="0.725cm" svg:x="11.7cm" svg:y="8.5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3.952cm" svg:x="11.7cm" svg:y="8.54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725cm" svg:x="11.7cm" svg:y="8.548cm">
          <draw:text-box>
            <text:p><text:span text:style-name="T1">Image</text:span></text:p>
          </draw:text-box>
        </draw:frame>
        <draw:frame draw:style-name="gr8" draw:text-style-name="P3" draw:layer="layout" svg:width="3cm" svg:height="3.327cm" svg:x="11.7cm" svg:y="9.273cm">
          <draw:text-box>
            <text:p><text:span text:style-name="T2">Id_image</text:span></text:p>
            <text:p><text:span text:style-name="T2">nom_image</text:span></text:p>
            <text:p><text:span text:style-name="T2">prix_image</text:span></text:p>
            <text:p><text:span text:style-name="T2">chemin_image</text:span></text:p>
            <text:p><text:span text:style-name="T2">nom_categorie</text:span></text:p>
            <text:p><text:span text:style-name="T2">date_achat</text:span></text:p>
            <text:p><text:span text:style-name="T2">heure_achat</text:span></text:p>
          </draw:text-box>
        </draw:frame>
        <draw:custom-shape draw:style-name="gr1" draw:text-style-name="P1" draw:layer="layout" svg:width="3cm" svg:height="0.725cm" svg:x="2.7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1.5cm" svg:x="2.7cm" svg:y="10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725cm" svg:x="2.7cm" svg:y="10.6cm">
          <draw:text-box>
            <text:p><text:span text:style-name="T1">Categorie</text:span></text:p>
          </draw:text-box>
        </draw:frame>
        <draw:frame draw:style-name="gr10" draw:text-style-name="P3" draw:layer="layout" svg:width="3cm" svg:height="0.645cm" svg:x="2.7cm" svg:y="11.325cm">
          <draw:text-box>
            <text:p><text:span text:style-name="T2">nom_categorie</text:span></text:p>
          </draw:text-box>
        </draw:frame>
        <draw:line draw:style-name="gr11" draw:text-style-name="P4" draw:layer="layout" svg:x1="3.7cm" svg:y1="6.3cm" svg:x2="5.7cm" svg:y2="7.3cm">
          <text:p/>
        </draw:line>
        <draw:line draw:style-name="gr11" draw:text-style-name="P4" draw:layer="layout" svg:x1="10.2cm" svg:y1="3.8cm" svg:x2="9.2cm" svg:y2="3.8cm">
          <text:p/>
        </draw:line>
        <draw:custom-shape draw:style-name="gr12" draw:text-style-name="P5" draw:layer="layout" svg:width="3.5cm" svg:height="1.5cm" svg:x="5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cm" svg:height="0.645cm" svg:x="6.5cm" svg:y="3.555cm">
          <draw:text-box>
            <text:p><text:span text:style-name="T2">VISITER</text:span></text:p>
          </draw:text-box>
        </draw:frame>
        <draw:frame draw:style-name="gr10" draw:text-style-name="P3" draw:layer="layout" svg:width="1.5cm" svg:height="0.645cm" svg:x="3.7cm" svg:y="3.9cm">
          <draw:text-box>
            <text:p><text:span text:style-name="T2">0,n</text:span></text:p>
          </draw:text-box>
        </draw:frame>
        <draw:frame draw:style-name="gr10" draw:text-style-name="P3" draw:layer="layout" svg:width="1.5cm" svg:height="0.645cm" svg:x="9.2cm" svg:y="3.8cm">
          <draw:text-box>
            <text:p><text:span text:style-name="T2">0,n</text:span></text:p>
          </draw:text-box>
        </draw:frame>
        <draw:custom-shape draw:style-name="gr12" draw:text-style-name="P5" draw:layer="layout" svg:width="3.5cm" svg:height="1.5cm" svg:x="5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5cm" svg:height="1.071cm" svg:x="7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3.7cm" svg:y1="3.9cm" svg:x2="5.7cm" svg:y2="3.9cm">
          <text:p/>
        </draw:line>
        <draw:line draw:style-name="gr11" draw:text-style-name="P4" draw:layer="layout" svg:x1="9.2cm" svg:y1="7.5cm" svg:x2="11.7cm" svg:y2="9cm">
          <text:p/>
        </draw:line>
        <draw:line draw:style-name="gr11" draw:text-style-name="P4" draw:layer="layout" svg:x1="5.7cm" svg:y1="10.77cm" svg:x2="7.7cm" svg:y2="10.77cm">
          <text:p/>
        </draw:line>
        <draw:line draw:style-name="gr11" draw:text-style-name="P4" draw:layer="layout" svg:x1="10.2cm" svg:y1="10.6cm" svg:x2="11.7cm" svg:y2="10.6cm">
          <text:p/>
        </draw:line>
        <draw:frame draw:style-name="gr10" draw:text-style-name="P3" draw:layer="layout" svg:width="1.5cm" svg:height="0.645cm" svg:x="3.5cm" svg:y="6.455cm">
          <draw:text-box>
            <text:p><text:span text:style-name="T2">0,n</text:span></text:p>
          </draw:text-box>
        </draw:frame>
        <draw:frame draw:style-name="gr10" draw:text-style-name="P3" draw:layer="layout" svg:width="1.5cm" svg:height="0.645cm" svg:x="10.7cm" svg:y="8.728cm">
          <draw:text-box>
            <text:p><text:span text:style-name="T2">0,1</text:span></text:p>
          </draw:text-box>
        </draw:frame>
        <draw:frame draw:style-name="gr10" draw:text-style-name="P3" draw:layer="layout" svg:width="1.5cm" svg:height="0.645cm" svg:x="5.6cm" svg:y="10.78cm">
          <draw:text-box>
            <text:p><text:span text:style-name="T2">0,n</text:span></text:p>
          </draw:text-box>
        </draw:frame>
        <draw:frame draw:style-name="gr10" draw:text-style-name="P3" draw:layer="layout" svg:width="1.5cm" svg:height="0.645cm" svg:x="11cm" svg:y="10.6cm">
          <draw:text-box>
            <text:p><text:span text:style-name="T2">1</text:span></text:p>
          </draw:text-box>
        </draw:frame>
        <draw:frame draw:style-name="gr14" draw:text-style-name="P3" draw:layer="layout" svg:width="4.3cm" svg:height="1.039cm" svg:x="5.5cm" svg:y="7cm">
          <draw:text-box>
            <text:p><text:span text:style-name="T2">ACHETER / VENDRE</text:span></text:p>
          </draw:text-box>
        </draw:frame>
        <draw:frame draw:style-name="gr10" draw:text-style-name="P3" draw:layer="layout" svg:width="1.6cm" svg:height="0.645cm" svg:x="8.2cm" svg:y="10.3cm">
          <draw:text-box>
            <text:p><text:span text:style-name="T2">AVOIR</text:span></text:p>
          </draw:text-box>
        </draw:frame>
        <draw:frame draw:style-name="gr15" draw:text-style-name="P3" draw:layer="layout" svg:width="13.3cm" svg:height="3.797cm" svg:x="14.5cm" svg:y="4.3cm">
          <draw:text-box>
            <text:p><text:span text:style-name="T3">User</text:span><text:span text:style-name="T2"> (</text:span><text:span text:style-name="T4">id</text:span><text:span text:style-name="T2">, nom, prenom, pseudo, img_profil, mail, mdp, grade, SIRET, credits, etat)</text:span></text:p>
            <text:p><text:span text:style-name="T2"/></text:p>
            <text:p><text:span text:style-name="T3">Navbar</text:span><text:span text:style-name="T2"> (</text:span><text:span text:style-name="T4">id</text:span><text:span text:style-name="T2">, acte, lien, droit)</text:span></text:p>
            <text:p><text:span text:style-name="T2"/></text:p>
            <text:p><text:span text:style-name="T3">Image</text:span><text:span text:style-name="T2"> (</text:span><text:span text:style-name="T4">id_image</text:span><text:span text:style-name="T2">, nom_image, prix_image, chemin_image, nom_categorie, </text:span><text:span text:style-name="T2"><text:tab/></text:span><text:span text:style-name="T2"><text:tab/></text:span><text:span text:style-name="T2">date_achat, heure_achat, #id_vendeur, #id_acheteur)</text:span></text:p>
            <text:p><text:span text:style-name="T2"/></text:p>
            <text:p><text:span text:style-name="T3">Categorie</text:span><text:span text:style-name="T2"> (</text:span><text:span text:style-name="T4">nom_categorie</text:span><text:span text:style-name="T2">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4T14:13:23.197000000</meta:creation-date>
    <dc:date>2022-05-02T18:32:45.646000000</dc:date>
    <meta:editing-duration>PT14M43S</meta:editing-duration>
    <meta:editing-cycles>4</meta:editing-cycles>
    <meta:generator>LibreOffice/7.1.1.2$Windows_X86_64 LibreOffice_project/fe0b08f4af1bacafe4c7ecc87ce55bb426164676</meta:generator>
    <meta:document-statistic meta:object-count="58"/>
  </office:meta>
</office:document-meta>
</file>